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Kinnari" svg:font-family="Kinnari" style:font-pitch="variable"/>
    <style:font-face style:name="Samanata" svg:font-family="Samanata" style:font-pitch="variable"/>
    <style:font-face style:name="Tibetan Machine Uni" svg:font-family="'Tibetan Machine Un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manata" fo:font-size="18pt" officeooo:rsid="0009abd1" officeooo:paragraph-rsid="0009abd1" style:font-size-asian="18pt" style:font-size-complex="18pt"/>
    </style:style>
    <style:style style:name="P2" style:family="paragraph" style:parent-style-name="Standard">
      <style:text-properties style:font-name="Tibetan Machine Uni" fo:font-size="24pt" officeooo:rsid="0009abd1" officeooo:paragraph-rsid="0009abd1" style:font-size-asian="24pt" style:font-size-complex="24pt"/>
    </style:style>
    <style:style style:name="P3" style:family="paragraph" style:parent-style-name="Standard">
      <style:text-properties style:font-name="aakar" fo:font-size="13pt" officeooo:rsid="001ce3dd" officeooo:paragraph-rsid="0009abd1" style:font-size-asian="13pt" style:font-size-complex="13pt"/>
    </style:style>
    <style:style style:name="P4" style:family="paragraph" style:parent-style-name="Standard">
      <style:text-properties style:font-name="aakar" fo:font-size="13pt" officeooo:rsid="0009abd1" officeooo:paragraph-rsid="0009abd1" style:font-size-asian="13pt" style:font-size-complex="13pt"/>
    </style:style>
    <style:style style:name="P5" style:family="paragraph" style:parent-style-name="Standard">
      <style:text-properties style:font-name="AnjaliOldLipi" fo:font-size="14pt" officeooo:rsid="0009abd1" officeooo:paragraph-rsid="0009abd1" style:font-size-asian="12.25pt" style:font-size-complex="14pt"/>
    </style:style>
    <style:style style:name="P6" style:family="paragraph" style:parent-style-name="Standard">
      <style:text-properties officeooo:paragraph-rsid="0009abd1"/>
    </style:style>
    <style:style style:name="P7" style:family="paragraph" style:parent-style-name="Standard">
      <style:text-properties fo:font-size="20pt" officeooo:rsid="001ce3dd" officeooo:paragraph-rsid="0009abd1" style:font-size-asian="20pt" style:font-size-complex="20pt"/>
    </style:style>
    <style:style style:name="P8" style:family="paragraph" style:parent-style-name="Standard">
      <style:text-properties fo:font-size="13pt" officeooo:rsid="001ce3dd" officeooo:paragraph-rsid="0009abd1" style:font-size-asian="13pt" style:font-size-complex="13pt"/>
    </style:style>
    <style:style style:name="P9" style:family="paragraph" style:parent-style-name="Standard">
      <style:text-properties style:font-name="aakar" fo:font-size="18pt" officeooo:rsid="0009abd1" officeooo:paragraph-rsid="0009abd1" style:font-size-asian="18pt" style:font-size-complex="18pt"/>
    </style:style>
    <style:style style:name="P10" style:family="paragraph" style:parent-style-name="Standard">
      <style:text-properties style:font-name="aakar" fo:font-size="18pt" officeooo:rsid="000a623c" officeooo:paragraph-rsid="000a623c" style:font-size-asian="18pt" style:font-size-complex="18pt"/>
    </style:style>
    <style:style style:name="P11" style:family="paragraph" style:parent-style-name="Standard">
      <style:text-properties style:font-name="aakar" fo:font-size="14pt" officeooo:rsid="0009abd1" officeooo:paragraph-rsid="0009abd1" style:font-size-asian="14pt" style:font-size-complex="14pt"/>
    </style:style>
    <style:style style:name="P12" style:family="paragraph" style:parent-style-name="Standard">
      <style:text-properties style:font-name="aakar" fo:font-size="14pt" officeooo:rsid="0009abd1" officeooo:paragraph-rsid="000a623c" style:font-size-asian="14pt" style:font-size-complex="14pt"/>
    </style:style>
    <style:style style:name="P13" style:family="paragraph" style:parent-style-name="Standard">
      <style:text-properties style:font-name="aakar" fo:font-size="14pt" officeooo:rsid="000a623c" officeooo:paragraph-rsid="000a623c" style:font-size-asian="14pt" style:font-size-complex="14pt"/>
    </style:style>
    <style:style style:name="P14" style:family="paragraph" style:parent-style-name="Standard">
      <style:text-properties officeooo:paragraph-rsid="0009abd1"/>
    </style:style>
    <style:style style:name="P15" style:family="paragraph" style:parent-style-name="Standard">
      <style:text-properties style:font-name="Kinnari" fo:font-size="18pt" officeooo:rsid="000a623c" officeooo:paragraph-rsid="000a623c" style:font-size-asian="18pt" style:font-size-complex="18pt"/>
    </style:style>
    <style:style style:name="P16" style:family="paragraph" style:parent-style-name="Standard">
      <style:text-properties style:font-name="Kinnari" fo:font-size="14pt" officeooo:rsid="000a623c" officeooo:paragraph-rsid="000a623c" style:font-size-asian="14pt" style:font-size-complex="14pt"/>
    </style:style>
    <style:style style:name="P17" style:family="paragraph" style:parent-style-name="Standard">
      <style:text-properties style:font-name="Kinnari" fo:font-size="14pt" fo:font-style="normal" fo:font-weight="normal" officeooo:rsid="000a623c" officeooo:paragraph-rsid="000a623c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normal" officeooo:paragraph-rsid="0009abd1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9abd1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aakar" fo:font-size="14pt" style:font-size-asian="14pt" style:font-size-complex="14pt"/>
    </style:style>
    <style:style style:name="T4" style:family="text">
      <style:text-properties style:font-name="aakar"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officeooo:rsid="001f21e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0a62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0"/>CHANDU .L.Y</text:p>
      <text:p text:style-name="P1"><text:s text:c="41"/>ECE (CL2)</text:p>
      <text:p text:style-name="P1"><text:s text:c="41"/>1ST <text:s/>SEM</text:p>
      <text:p text:style-name="P2"><text:s text:c="5"/><text:span text:style-name="T7"><text:s/>CLASS PROGRAM =5</text:span></text:p>
      <text:p text:style-name="P9"/>
      <text:p text:style-name="P9">PROGRAM 1:</text:p>
      <text:p text:style-name="P11">#program for rock paper sissors</text:p>
      <text:p text:style-name="P11">import random</text:p>
      <text:p text:style-name="P11">a={1:'r',2:'p',3:'s'}</text:p>
      <text:p text:style-name="P11">s1=0</text:p>
      <text:p text:style-name="P11">s2=0</text:p>
      <text:p text:style-name="P11">while(True):</text:p>
      <text:p text:style-name="P11"><text:tab/>p=input("your choice r/p/s:")</text:p>
      <text:p text:style-name="P11"><text:tab/>c=a[random.randint(1,3)]</text:p>
      <text:p text:style-name="P11"><text:tab/>print("you chose",p,"computer chose",c)</text:p>
      <text:p text:style-name="P11"><text:tab/>if(p=='r' or p=='p' or p=='s'):</text:p>
      <text:p text:style-name="P11"><text:tab/><text:tab/>if(p==c):</text:p>
      <text:p text:style-name="P11"><text:tab/><text:tab/><text:tab/>print('tie')</text:p>
      <text:p text:style-name="P12"><text:tab/><text:tab/>elif((p=='r' and c=='p') or (p=='p' and c=='p') or (p=='p' and <text:span text:style-name="T8">c==”r”)):</text:span></text:p>
      <text:p text:style-name="P11"><text:tab/><text:tab/><text:tab/>s1=s1+1</text:p>
      <text:p text:style-name="P11"><text:tab/><text:tab/><text:tab/>print("computer won",s2,"times")</text:p>
      <text:p text:style-name="P11"><text:tab/><text:tab/>else:</text:p>
      <text:p text:style-name="P11"><text:tab/><text:tab/><text:tab/>s2=s2+1</text:p>
      <text:p text:style-name="P11"><text:tab/><text:tab/><text:tab/>print("you won",s2,"times")</text:p>
      <text:p text:style-name="P11"><text:tab/>else:</text:p>
      <text:p text:style-name="P11"><text:tab/><text:tab/>print("give proper value")</text:p>
      <text:p text:style-name="P11"><text:tab/><text:tab/>break</text:p>
      <text:p text:style-name="P12">#program for rock paper sissors</text:p>
      <text:p text:style-name="P12">import random</text:p>
      <text:p text:style-name="P12">a={1:'r',2:'p',3:'s'}</text:p>
      <text:p text:style-name="P12">s1=0</text:p>
      <text:p text:style-name="P12">s2=0</text:p>
      <text:p text:style-name="P12">while(True):</text:p>
      <text:p text:style-name="P12"><text:tab/>p=input("your choice r/p/s:")</text:p>
      <text:p text:style-name="P12"><text:tab/>c=a[random.randint(1,3)]</text:p>
      <text:p text:style-name="P12"><text:tab/>print("you chose",p,"computer chose",c)</text:p>
      <text:p text:style-name="P12"><text:tab/>if(p=='r' or p=='p' or p=='s'):</text:p>
      <text:p text:style-name="P12"><text:soft-page-break/><text:tab/><text:tab/>if(p==c):</text:p>
      <text:p text:style-name="P12"><text:tab/><text:tab/><text:tab/>print('tie')</text:p>
      <text:p text:style-name="P12"><text:tab/><text:tab/>elif((p=='r' and c=='p') or (p=='p' and c=='p') or (p=='p' and c=='r')):</text:p>
      <text:p text:style-name="P12"><text:tab/><text:tab/><text:tab/>s1=s1+1</text:p>
      <text:p text:style-name="P12"><text:tab/><text:tab/><text:tab/>print("computer won",s2,"times")</text:p>
      <text:p text:style-name="P12"><text:tab/><text:tab/>else:</text:p>
      <text:p text:style-name="P12"><text:tab/><text:tab/><text:tab/>s2=s2+1</text:p>
      <text:p text:style-name="P12"><text:tab/><text:tab/><text:tab/>print("you won",s2,"times")</text:p>
      <text:p text:style-name="P12"><text:tab/>else:</text:p>
      <text:p text:style-name="P12"><text:tab/><text:tab/>print("give proper value")</text:p>
      <text:p text:style-name="P12"><text:tab/><text:tab/>break</text:p>
      <text:p text:style-name="P12"><text:tab/>if(s1==3 or s2==3):</text:p>
      <text:p text:style-name="P12"><text:tab/><text:tab/>if(s1==3):</text:p>
      <text:p text:style-name="P12"><text:tab/><text:tab/><text:tab/>print("computer won the game")</text:p>
      <text:p text:style-name="P12"><text:tab/><text:tab/>else:</text:p>
      <text:p text:style-name="P12"><text:tab/><text:tab/><text:tab/>print("congrats , you won")<text:tab/>if(s1==3 or s2==3):</text:p>
      <text:p text:style-name="P11"><text:tab/><text:tab/>if(s1==3):</text:p>
      <text:p text:style-name="P11"><text:tab/><text:tab/><text:tab/>print("computer won the game")</text:p>
      <text:p text:style-name="P11"><text:tab/><text:tab/>else:</text:p>
      <text:p text:style-name="P11"><text:tab/><text:tab/><text:tab/>print("congrats , you won")</text:p>
      <text:p text:style-name="P11"/>
      <text:p text:style-name="P10">OUT PUT:</text:p>
      <text:p text:style-name="P13">your choice r/p/s:s</text:p>
      <text:p text:style-name="P13">you chose s computer chose p</text:p>
      <text:p text:style-name="P13">you won 1 times</text:p>
      <text:p text:style-name="P13">your choice r/p/s:p</text:p>
      <text:p text:style-name="P13">you chose p computer chose r</text:p>
      <text:p text:style-name="P13">computer won 1 times</text:p>
      <text:p text:style-name="P13">your choice r/p/s:r</text:p>
      <text:p text:style-name="P13">you chose r computer chose p</text:p>
      <text:p text:style-name="P13">computer won 1 times</text:p>
      <text:p text:style-name="P13">your choice r/p/s:s</text:p>
      <text:p text:style-name="P13">you chose s computer chose r</text:p>
      <text:p text:style-name="P13">you won 2 times</text:p>
      <text:p text:style-name="P13">your choice r/p/s:p</text:p>
      <text:p text:style-name="P13">you chose p computer chose s</text:p>
      <text:p text:style-name="P13">you won 3 times</text:p>
      <text:p text:style-name="P13">congrats , you won</text:p>
      <text:p text:style-name="P10"/>
      <text:p text:style-name="P4"><text:span text:style-name="T2">PROGRAM 2</text:span><text:span text:style-name="T5">:</text:span></text:p>
      <text:p text:style-name="P11">#list and tunels in python</text:p>
      <text:p text:style-name="P6"><text:soft-page-break/>Python 3.7.0b3 (default, Mar 30 2018, 04:35:22) </text:p>
      <text:p text:style-name="P6">[GCC 7.3.0] on linux</text:p>
      <text:p text:style-name="P6">Type "copyright", "credits" or "license()" for more information.</text:p>
      <text:p text:style-name="P6">&gt;&gt;&gt; a=[11,22,33,"chandu"]</text:p>
      <text:p text:style-name="P6">&gt;&gt;&gt; a</text:p>
      <text:p text:style-name="P6">[11, 22, 33, 'chandu']</text:p>
      <text:p text:style-name="P6">&gt;&gt;&gt; a[0]</text:p>
      <text:p text:style-name="P6">11</text:p>
      <text:p text:style-name="P6">&gt;&gt;&gt; a[3]</text:p>
      <text:p text:style-name="P6">'chandu'</text:p>
      <text:p text:style-name="P6">&gt;&gt;&gt; a[2]=44</text:p>
      <text:p text:style-name="P6">&gt;&gt;&gt; a</text:p>
      <text:p text:style-name="P6">[11, 22, 44, 'chandu']</text:p>
      <text:p text:style-name="P6">&gt;&gt;&gt; b=[88,99,77,"cmru"]</text:p>
      <text:p text:style-name="P6">&gt;&gt;&gt; b</text:p>
      <text:p text:style-name="P6">[88, 99, 77, 'cmru']</text:p>
      <text:p text:style-name="P6">&gt;&gt;&gt; a+b</text:p>
      <text:p text:style-name="P6">[11, 22, 44, 'chandu', 88, 99, 77, 'cmru']</text:p>
      <text:p text:style-name="P6">&gt;&gt;&gt; a.append(b)</text:p>
      <text:p text:style-name="P6">&gt;&gt;&gt; a</text:p>
      <text:p text:style-name="P6">[11, 22, 44, 'chandu', [88, 99, 77, 'cmru']]</text:p>
      <text:p text:style-name="P6">&gt;&gt;&gt; a.extend(b)</text:p>
      <text:p text:style-name="P6">&gt;&gt;&gt; a</text:p>
      <text:p text:style-name="P6">[11, 22, 44, 'chandu', [88, 99, 77, 'cmru'], 88, 99, 77, 'cmru']&gt;&gt;&gt; a.reverse()</text:p>
      <text:p text:style-name="P6">&gt;&gt;&gt; a</text:p>
      <text:p text:style-name="P6">['cmru', 77, 99, 88, [88, 99, 77, 'cmru'], 'chandu', 44, 22, 11]</text:p>
      <text:p text:style-name="P6">&gt;&gt;&gt; del a[0]</text:p>
      <text:p text:style-name="P6">&gt;&gt;&gt; a</text:p>
      <text:p text:style-name="P6">[77, 99, 88, [88, 99, 77, 'cmru'], 'chandu', 44, 22, 1<text:span text:style-name="T1">1] <text:s text:c="82"/></text:span>&gt;&gt;&gt; a*2</text:p>
      <text:p text:style-name="P6">[77, 99, 88, [88, 99, 77, 'cmru'], 'chandu', 44, 22, 11, 77, 99, 88, [88, 99, 77, 'cmru'], 'chandu', 44, 22, 11]</text:p>
      <text:p text:style-name="P6">&gt;&gt;&gt; </text:p>
      <text:p text:style-name="P6"/>
      <text:p text:style-name="P15">PROGRAM <text:s text:c="2"/>3:</text:p>
      <text:p text:style-name="P16">#to print tables</text:p>
      <text:p text:style-name="P16">for i in range(2,3):</text:p>
      <text:p text:style-name="P16"><text:tab/>for j in range(1,21):</text:p>
      <text:p text:style-name="P16"><text:tab/><text:tab/>print(2,"*",j,"=",i*j)</text:p>
      <text:p text:style-name="P15">OUTPUT:</text:p>
      <text:p text:style-name="P17">2 * 1 = 2</text:p>
      <text:p text:style-name="P17">2 * 2 = 4</text:p>
      <text:p text:style-name="P17">2 * 3 = 6</text:p>
      <text:p text:style-name="P17">2 * 4 = 8</text:p>
      <text:p text:style-name="P17">2 * 5 = 10</text:p>
      <text:p text:style-name="P17"><text:soft-page-break/>2 * 6 = 12</text:p>
      <text:p text:style-name="P17">2 * 7 = 14</text:p>
      <text:p text:style-name="P17">2 * 8 = 16</text:p>
      <text:p text:style-name="P17">2 * 9 = 18</text:p>
      <text:p text:style-name="P17">2 * 10 = 20</text:p>
      <text:p text:style-name="P17">2 * 11 = 22</text:p>
      <text:p text:style-name="P17">2 * 12 = 24</text:p>
      <text:p text:style-name="P17">2 * 13 = 26</text:p>
      <text:p text:style-name="P17">2 * 14 = 28</text:p>
      <text:p text:style-name="P17">2 * 15 = 30</text:p>
      <text:p text:style-name="P17">2 * 16 = 32</text:p>
      <text:p text:style-name="P17">2 * 17 = 34</text:p>
      <text:p text:style-name="P17">2 * 18 = 36</text:p>
      <text:p text:style-name="P17">2 * 19 = 38</text:p>
      <text:p text:style-name="P17">2 * 20 = 40</text:p>
      <text:p text:style-name="P18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Kinnari" svg:font-family="Kinnari" style:font-pitch="variable"/>
    <style:font-face style:name="Samanata" svg:font-family="Samanata" style:font-pitch="variable"/>
    <style:font-face style:name="Tibetan Machine Uni" svg:font-family="'Tibetan Machine Uni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42:50.460062320</meta:creation-date>
    <dc:date>2018-10-05T13:27:18.914185776</dc:date>
    <meta:editing-duration>PT21M31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4" meta:paragraph-count="132" meta:word-count="469" meta:character-count="2822" meta:non-whitespace-character-count="2186"/>
  </office:meta>
</office:document-meta>
</file>